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struktur:</text:p>
      <text:p text:style-name="Standard"/>
      <text:list xml:id="list1286629567" text:style-name="L1">
        <text:list-item>
          <text:p text:style-name="P1">startseite</text:p>
          <text:list>
            <text:list-item>
              <text:p text:style-name="P1">neues teamrace erstellen</text:p>
            </text:list-item>
            <text:list-item>
              <text:p text:style-name="P1">registrieren</text:p>
            </text:list-item>
            <text:list-item>
              <text:p text:style-name="P1">login</text:p>
            </text:list-item>
            <text:list-item>
              <text:p text:style-name="P1">projektinformationen</text:p>
            </text:list-item>
          </text:list>
        </text:list-item>
        <text:list-item>
          <text:p text:style-name="P1">registrieren</text:p>
          <text:list>
            <text:list-item>
              <text:p text:style-name="P1">email</text:p>
            </text:list-item>
            <text:list-item>
              <text:p text:style-name="P1">nutzername</text:p>
            </text:list-item>
            <text:list-item>
              <text:p text:style-name="P1">passwort</text:p>
            </text:list-item>
            <text:list-item>
              <text:p text:style-name="P1">profilbild</text:p>
            </text:list-item>
          </text:list>
        </text:list-item>
        <text:list-item>
          <text:p text:style-name="P1">neues teamrace erstellen (zuvor registrieren/anmelden)</text:p>
          <text:list>
            <text:list-item>
              <text:p text:style-name="P1">racename</text:p>
            </text:list-item>
            <text:list-item>
              <text:p text:style-name="P1">anzahl teams</text:p>
            </text:list-item>
            <text:list-item>
              <text:p text:style-name="P1">wettbewerbe auswählen</text:p>
            </text:list-item>
          </text:list>
        </text:list-item>
        <text:list-item>
          <text:p text:style-name="P1">startseite nutzer</text:p>
          <text:list>
            <text:list-item>
              <text:p text:style-name="P1">teamrace erstellen</text:p>
            </text:list-item>
            <text:list-item>
              <text:p text:style-name="P1">teamrace beitreten</text:p>
            </text:list-item>
            <text:list-item>
              <text:p text:style-name="P1">angemeldete races</text:p>
            </text:list-item>
            <text:list-item>
              <text:p text:style-name="P1">profil bearbeiten</text:p>
            </text:list-item>
          </text:list>
        </text:list-item>
        <text:list-item>
          <text:p text:style-name="P1">startseite teamrace</text:p>
          <text:list>
            <text:list-item>
              <text:p text:style-name="P1">tea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ala </meta:initial-creator>
    <meta:creation-date>2013-08-15T20:42:22</meta:creation-date>
    <dc:date>2013-08-15T21:45:34</dc:date>
    <dc:creator>Koala </dc:creator>
    <meta:editing-duration>PT2M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57" meta:character-count="356" meta:non-whitespace-character-count="342"/>
  </office:meta>
</office:document-meta>
</file>